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Square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m2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alternative definition [ m2 ] = [ m ] ^ [ m ]</text:p>
          </table:table-cell>
          <table:table-cell table:style-name="ce63" table:number-columns-repeated="6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m3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rad/s ] = [ rad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alternative definition [ N ] = [ kg/s ] * [ m/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main definition [ kg*m/s ] = [kg*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ASSIGN-RECIPROCAL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agnetic filed dual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table:number-columns-repeated="4"/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?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Dual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-TRIVECTOR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-RECIPROCAL2</text:p>
          </table:table-cell>
          <table:table-cell table:style-name="ce63" office:value-type="string" calcext:value-type="string">
            <text:p>TCLTeslaDual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TeslaDual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TeslaDual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KilogramMeterPer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7936">
          <table:table-cell table:number-columns-repeated="12"/>
        </table:table-row>
        <table:table-row table:style-name="ro2" table:number-rows-repeated="2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0:20:23.2059200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1:50:46.782681669</dc:date>
    <meta:editing-duration>P5DT11H51M22S</meta:editing-duration>
    <meta:editing-cycles>3548</meta:editing-cycles>
    <meta:generator>LibreOffice/7.6.5.2$Linux_X86_64 LibreOffice_project/60$Build-2</meta:generator>
    <meta:print-date>2023-03-25T21:17:20.703000000</meta:print-date>
    <meta:document-statistic meta:table-count="1" meta:cell-count="4289" meta:object-count="0"/>
  </office:meta>
</office:document-meta>
</file>